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osu SIL" svg:font-family="'Nuosu SIL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0" style:family="table-column">
      <style:table-column-properties fo:break-before="auto" style:column-width="484.81pt"/>
    </style:style>
    <style:style style:name="co11" style:family="table-column">
      <style:table-column-properties fo:break-before="auto" style:column-width="137.99pt"/>
    </style:style>
    <style:style style:name="co21" style:family="table-column">
      <style:table-column-properties fo:break-before="auto" style:column-width="146.15pt"/>
    </style:style>
    <style:style style:name="co22" style:family="table-column">
      <style:table-column-properties fo:break-before="auto" style:column-width="193.49pt"/>
    </style:style>
    <style:style style:name="co23" style:family="table-column">
      <style:table-column-properties fo:break-before="auto" style:column-width="127.5pt"/>
    </style:style>
    <style:style style:name="co24" style:family="table-column">
      <style:table-column-properties fo:break-before="auto" style:column-width="134.25pt"/>
    </style:style>
    <style:style style:name="co25" style:family="table-column">
      <style:table-column-properties fo:break-before="auto" style:column-width="14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14.24pt"/>
    </style:style>
    <style:style style:name="co28" style:family="table-column">
      <style:table-column-properties fo:break-before="auto" style:column-width="131.75pt"/>
    </style:style>
    <style:style style:name="co29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61.51pt"/>
    </style:style>
    <style:style style:name="co13" style:family="table-column">
      <style:table-column-properties fo:break-before="auto" style:column-width="48.76pt"/>
    </style:style>
    <style:style style:name="co14" style:family="table-column">
      <style:table-column-properties fo:break-before="auto" style:column-width="423.01pt"/>
    </style:style>
    <style:style style:name="co15" style:family="table-column">
      <style:table-column-properties fo:break-before="auto" style:column-width="245.25pt"/>
    </style:style>
    <style:style style:name="co16" style:family="table-column">
      <style:table-column-properties fo:break-before="auto" style:column-width="125.26pt"/>
    </style:style>
    <style:style style:name="co17" style:family="table-column">
      <style:table-column-properties fo:break-before="auto" style:column-width="170.25pt"/>
    </style:style>
    <style:style style:name="co18" style:family="table-column">
      <style:table-column-properties fo:break-before="auto" style:column-width="85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87pt"/>
    </style:style>
    <style:style style:name="ro7" style:family="table-row">
      <style:table-row-properties style:row-height="51.7pt" fo:break-before="auto" style:use-optimal-row-height="false"/>
    </style:style>
    <style:style style:name="ro9" style:family="table-row">
      <style:table-row-properties style:row-height="22.85pt" fo:break-before="auto" style:use-optimal-row-height="false"/>
    </style:style>
    <style:style style:name="ro10" style:family="table-row">
      <style:table-row-properties style:row-height="17.89pt" fo:break-before="auto" style:use-optimal-row-height="false"/>
    </style:style>
    <style:style style:name="ro11" style:family="table-row">
      <style:table-row-properties style:row-height="17.15pt" fo:break-before="auto" style:use-optimal-row-height="false"/>
    </style:style>
    <style:style style:name="ro12" style:family="table-row">
      <style:table-row-properties style:row-height="15.65pt" fo:break-before="auto" style:use-optimal-row-height="false"/>
    </style:style>
    <style:style style:name="ro13" style:family="table-row">
      <style:table-row-properties style:row-height="29.11pt" fo:break-before="auto" style:use-optimal-row-height="false"/>
    </style:style>
    <style:style style:name="ro14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16.16pt" fo:break-before="auto" style:use-optimal-row-height="true"/>
    </style:style>
    <style:style style:name="ro16" style:family="table-row">
      <style:table-row-properties style:row-height="26.84pt" fo:break-before="auto" style:use-optimal-row-height="false"/>
    </style:style>
    <style:style style:name="ro17" style:family="table-row">
      <style:table-row-properties style:row-height="32.8pt" fo:break-before="auto" style:use-optimal-row-height="false"/>
    </style:style>
    <style:style style:name="ro18" style:family="table-row">
      <style:table-row-properties style:row-height="22.96pt" fo:break-before="auto" style:use-optimal-row-height="true"/>
    </style:style>
    <style:style style:name="ro19" style:family="table-row">
      <style:table-row-properties style:row-height="12.95pt" fo:break-before="auto" style:use-optimal-row-height="false"/>
    </style:style>
    <style:style style:name="ro20" style:family="table-row">
      <style:table-row-properties style:row-height="22.34pt" fo:break-before="auto" style:use-optimal-row-height="true"/>
    </style:style>
    <style:style style:name="ro21" style:family="table-row">
      <style:table-row-properties style:row-height="17.15pt" fo:break-before="auto" style:use-optimal-row-height="true"/>
    </style:style>
    <style:style style:name="ro27" style:family="table-row">
      <style:table-row-properties style:row-height="25.34pt" fo:break-before="auto" style:use-optimal-row-height="false"/>
    </style:style>
    <style:style style:name="ro28" style:family="table-row">
      <style:table-row-properties style:row-height="14.91pt" fo:break-before="auto" style:use-optimal-row-height="false"/>
    </style:style>
    <style:style style:name="ro29" style:family="table-row">
      <style:table-row-properties style:row-height="19.7pt" fo:break-before="auto" style:use-optimal-row-height="true"/>
    </style:style>
    <style:style style:name="ro30" style:family="table-row">
      <style:table-row-properties style:row-height="85.04pt" fo:break-before="auto" style:use-optimal-row-height="true"/>
    </style:style>
    <style:style style:name="ro31" style:family="table-row">
      <style:table-row-properties style:row-height="13.89pt" fo:break-before="auto" style:use-optimal-row-height="false"/>
    </style:style>
    <style:style style:name="ro32" style:family="table-row">
      <style:table-row-properties style:row-height="17.35pt" fo:break-before="auto" style:use-optimal-row-height="true"/>
    </style:style>
    <style:style style:name="ro22" style:family="table-row">
      <style:table-row-properties style:row-height="35.8pt" fo:break-before="auto" style:use-optimal-row-height="false"/>
    </style:style>
    <style:style style:name="ro23" style:family="table-row">
      <style:table-row-properties style:row-height="51.45pt" fo:break-before="auto" style:use-optimal-row-height="false"/>
    </style:style>
    <style:style style:name="ro24" style:family="table-row">
      <style:table-row-properties style:row-height="33.79pt" fo:break-before="auto" style:use-optimal-row-height="true"/>
    </style:style>
    <style:style style:name="ro25" style:family="table-row">
      <style:table-row-properties style:row-height="17.89pt" fo:break-before="auto" style:use-optimal-row-height="true"/>
    </style:style>
    <style:style style:name="ro26" style:family="table-row">
      <style:table-row-properties style:row-height="48.76pt" fo:break-before="auto" style:use-optimal-row-height="false"/>
    </style:style>
    <style:style style:name="ta3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fals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70">
      <number:fraction number:min-integer-digits="0" number:min-numerator-digits="1" number:min-denominato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47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8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 style:data-style-name="N70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55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="0.06pt solid #000000" style:vertical-align="middle"/>
    </style:style>
    <style:style style:name="ce6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6" style:family="table-cell" style:parent-style-name="Default">
      <style:table-cell-properties fo:border="0.06pt solid #000000" style:rotation-align="none" style:vertical-align="middle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="0.06pt solid #000000" style:rotation-align="none"/>
    </style:style>
    <style:style style:name="ce8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fff99" style:rotation-align="none"/>
    </style:style>
    <style:style style:name="ce7" style:family="table-cell" style:parent-style-name="Default">
      <style:table-cell-properties style:rotation-align="none"/>
    </style:style>
    <style:style style:name="ce73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4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fo:background-color="#ff66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rotation-align="none"/>
    </style:style>
    <style:style style:name="ce1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2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70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146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2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="0.06pt solid #000000" style:vertical-align="middle"/>
    </style:style>
    <style:style style:name="ce15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57" style:family="table-cell" style:parent-style-name="Default">
      <style:table-cell-properties fo:border="0.06pt solid #000000" style:rotation-align="none" style:vertical-align="middle"/>
    </style:style>
    <style:style style:name="ce158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vertical-align="middle"/>
    </style:style>
    <style:style style:name="ce161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>
      <style:table-cell-properties fo:border="0.06pt solid #000000" style:rotation-align="none"/>
    </style:style>
    <style:style style:name="ce168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ackground-color="#ffff99" style:rotation-align="none"/>
    </style:style>
    <style:style style:name="ce175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6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fo:background-color="#ff66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35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3">
        <office:forms form:automatic-focus="false" form:apply-design-mode="false"/>
        <table:table-column table:style-name="co10" table:default-cell-style-name="ce33"/>
        <table:table-column table:style-name="co11" table:default-cell-style-name="ce18"/>
        <table:table-column table:style-name="co21" table:default-cell-style-name="ce18"/>
        <table:table-column table:style-name="co22" table:default-cell-style-name="ce66"/>
        <table:table-column table:style-name="co23" table:number-columns-repeated="14" table:default-cell-style-name="ce66"/>
        <table:table-column table:style-name="co24" table:number-columns-repeated="7" table:default-cell-style-name="ce66"/>
        <table:table-column table:style-name="co24" table:number-columns-repeated="2" table:default-cell-style-name="ce85"/>
        <table:table-column table:style-name="co25" table:number-columns-repeated="20" table:default-cell-style-name="ce85"/>
        <table:table-column table:style-name="co26" table:number-columns-repeated="6" table:default-cell-style-name="ce85"/>
        <table:table-column table:style-name="co25" table:default-cell-style-name="ce85"/>
        <table:table-column table:style-name="co26" table:number-columns-repeated="9" table:default-cell-style-name="ce85"/>
        <table:table-column table:style-name="co25" table:default-cell-style-name="ce85"/>
        <table:table-column table:style-name="co26" table:number-columns-repeated="3" table:default-cell-style-name="ce85"/>
        <table:table-column table:style-name="co27" table:default-cell-style-name="ce85"/>
        <table:table-column table:style-name="co26" table:number-columns-repeated="3" table:default-cell-style-name="ce85"/>
        <table:table-column table:style-name="co28" table:number-columns-repeated="9" table:default-cell-style-name="ce18"/>
        <table:table-column table:style-name="co29" table:default-cell-style-name="ce18"/>
        <table:table-column table:style-name="co12" table:number-columns-repeated="877" table:default-cell-style-name="ce18"/>
        <table:table-column table:style-name="co12" table:number-columns-repeated="66" table:default-cell-style-name="Default"/>
        <table:table-row table:style-name="ro7">
          <table:table-cell table:style-name="ce12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2"/>
          <table:table-cell table:style-name="ce57" office:value-type="date" office:date-value="2017-10-01" calcext:value-type="date">
            <text:p>1. October 2017</text:p>
          </table:table-cell>
          <table:table-cell table:style-name="ce57" office:value-type="date" office:date-value="2017-10-02" calcext:value-type="date">
            <text:p>2. October 2017</text:p>
          </table:table-cell>
          <table:table-cell table:style-name="ce57" office:value-type="date" office:date-value="2017-10-03" calcext:value-type="date">
            <text:p>3. October 2017</text:p>
          </table:table-cell>
          <table:table-cell table:style-name="ce57" office:value-type="date" office:date-value="2017-10-04" calcext:value-type="date">
            <text:p>4. October 2017</text:p>
          </table:table-cell>
          <table:table-cell table:style-name="ce57" office:value-type="date" office:date-value="2017-10-05" calcext:value-type="date">
            <text:p>5. October 2017</text:p>
          </table:table-cell>
          <table:table-cell table:style-name="ce57" office:value-type="date" office:date-value="2017-10-06" calcext:value-type="date">
            <text:p>6. October 2017</text:p>
          </table:table-cell>
          <table:table-cell table:style-name="ce57" office:value-type="date" office:date-value="2017-10-07" calcext:value-type="date">
            <text:p>7. October 2017</text:p>
          </table:table-cell>
          <table:table-cell table:style-name="ce57" office:value-type="date" office:date-value="2017-10-08" calcext:value-type="date">
            <text:p>8. October 2017</text:p>
          </table:table-cell>
          <table:table-cell table:style-name="ce57" office:value-type="date" office:date-value="2017-10-09" calcext:value-type="date">
            <text:p>9. October 2017</text:p>
          </table:table-cell>
          <table:table-cell table:style-name="ce57" office:value-type="date" office:date-value="2017-10-10" calcext:value-type="date">
            <text:p>10. October 2017</text:p>
          </table:table-cell>
          <table:table-cell table:style-name="ce57" office:value-type="date" office:date-value="2017-10-11" calcext:value-type="date">
            <text:p>11. October 2017</text:p>
          </table:table-cell>
          <table:table-cell table:style-name="ce57" office:value-type="date" office:date-value="2017-10-12" calcext:value-type="date">
            <text:p>12. October 2017</text:p>
          </table:table-cell>
          <table:table-cell table:style-name="ce57" office:value-type="date" office:date-value="2017-10-13" calcext:value-type="date">
            <text:p>13. October 2017</text:p>
          </table:table-cell>
          <table:table-cell table:style-name="ce57" office:value-type="date" office:date-value="2017-10-14" calcext:value-type="date">
            <text:p>14. October 2017</text:p>
          </table:table-cell>
          <table:table-cell table:style-name="ce57" office:value-type="date" office:date-value="2017-10-15" calcext:value-type="date">
            <text:p>15. October 2017</text:p>
          </table:table-cell>
          <table:table-cell table:style-name="ce57" office:value-type="date" office:date-value="2017-10-16" calcext:value-type="date">
            <text:p>16. October 2017</text:p>
          </table:table-cell>
          <table:table-cell table:style-name="ce57" office:value-type="date" office:date-value="2017-10-17" calcext:value-type="date">
            <text:p>17. October 2017</text:p>
          </table:table-cell>
          <table:table-cell table:style-name="ce57" office:value-type="date" office:date-value="2017-10-18" calcext:value-type="date">
            <text:p>18. October 2017</text:p>
          </table:table-cell>
          <table:table-cell table:style-name="ce57" office:value-type="date" office:date-value="2017-10-19" calcext:value-type="date">
            <text:p>19. October 2017</text:p>
          </table:table-cell>
          <table:table-cell table:style-name="ce57" office:value-type="date" office:date-value="2017-10-20" calcext:value-type="date">
            <text:p>20. October 2017</text:p>
          </table:table-cell>
          <table:table-cell table:style-name="ce57" office:value-type="date" office:date-value="2017-10-21" calcext:value-type="date">
            <text:p>21. October 2017</text:p>
          </table:table-cell>
          <table:table-cell table:style-name="ce57" office:value-type="date" office:date-value="2017-10-22" calcext:value-type="date">
            <text:p>22. October 2017</text:p>
          </table:table-cell>
          <table:table-cell table:style-name="ce57" office:value-type="date" office:date-value="2017-10-23" calcext:value-type="date">
            <text:p>23. October 2017</text:p>
          </table:table-cell>
          <table:table-cell table:style-name="ce57" office:value-type="date" office:date-value="2017-10-24" calcext:value-type="date">
            <text:p>24. October 2017</text:p>
          </table:table-cell>
          <table:table-cell table:style-name="ce57" office:value-type="date" office:date-value="2017-10-25" calcext:value-type="date">
            <text:p>25. October 2017</text:p>
          </table:table-cell>
          <table:table-cell table:style-name="ce57" office:value-type="date" office:date-value="2017-10-26" calcext:value-type="date">
            <text:p>26. October 2017</text:p>
          </table:table-cell>
          <table:table-cell table:style-name="ce57" office:value-type="date" office:date-value="2017-10-27" calcext:value-type="date">
            <text:p>27. October 2017</text:p>
          </table:table-cell>
          <table:table-cell table:style-name="ce57" office:value-type="date" office:date-value="2017-10-28" calcext:value-type="date">
            <text:p>28. October 2017</text:p>
          </table:table-cell>
          <table:table-cell table:style-name="ce57" office:value-type="date" office:date-value="2017-10-29" calcext:value-type="date">
            <text:p>29. October 2017</text:p>
          </table:table-cell>
          <table:table-cell table:style-name="ce57" office:value-type="date" office:date-value="2017-10-30" calcext:value-type="date">
            <text:p>30. October 2017</text:p>
          </table:table-cell>
          <table:table-cell table:style-name="ce57" office:value-type="date" office:date-value="2017-10-31" calcext:value-type="date">
            <text:p>31. October 2017</text:p>
          </table:table-cell>
          <table:table-cell table:style-name="ce57" office:value-type="date" office:date-value="2017-11-01" calcext:value-type="date">
            <text:p>1. November 2017</text:p>
          </table:table-cell>
          <table:table-cell table:style-name="ce57" office:value-type="date" office:date-value="2017-11-02" calcext:value-type="date">
            <text:p>2. November 2017</text:p>
          </table:table-cell>
          <table:table-cell table:style-name="ce57" office:value-type="date" office:date-value="2017-11-03" calcext:value-type="date">
            <text:p>3. November 2017</text:p>
          </table:table-cell>
          <table:table-cell table:style-name="ce57" office:value-type="date" office:date-value="2017-11-04" calcext:value-type="date">
            <text:p>4. November 2017</text:p>
          </table:table-cell>
          <table:table-cell table:style-name="ce57" office:value-type="date" office:date-value="2017-11-05" calcext:value-type="date">
            <text:p>5. November 2017</text:p>
          </table:table-cell>
          <table:table-cell table:style-name="ce57" office:value-type="date" office:date-value="2017-11-06" calcext:value-type="date">
            <text:p>6. November 2017</text:p>
          </table:table-cell>
          <table:table-cell table:style-name="ce57" office:value-type="date" office:date-value="2017-11-07" calcext:value-type="date">
            <text:p>7. November 2017</text:p>
          </table:table-cell>
          <table:table-cell table:style-name="ce57" office:value-type="date" office:date-value="2017-11-08" calcext:value-type="date">
            <text:p>8. November 2017</text:p>
          </table:table-cell>
          <table:table-cell table:style-name="ce57" office:value-type="date" office:date-value="2017-11-09" calcext:value-type="date">
            <text:p>9. November 2017</text:p>
          </table:table-cell>
          <table:table-cell table:style-name="ce57" office:value-type="date" office:date-value="2017-11-10" calcext:value-type="date">
            <text:p>10. November 2017</text:p>
          </table:table-cell>
          <table:table-cell table:style-name="ce57" office:value-type="date" office:date-value="2017-11-11" calcext:value-type="date">
            <text:p>11. November 2017</text:p>
          </table:table-cell>
          <table:table-cell table:style-name="ce57" office:value-type="date" office:date-value="2017-11-12" calcext:value-type="date">
            <text:p>12. November 2017</text:p>
          </table:table-cell>
          <table:table-cell table:style-name="ce57" office:value-type="date" office:date-value="2017-11-13" calcext:value-type="date">
            <text:p>13. November 2017</text:p>
          </table:table-cell>
          <table:table-cell table:style-name="ce57" office:value-type="date" office:date-value="2017-11-14" calcext:value-type="date">
            <text:p>14. November 2017</text:p>
          </table:table-cell>
          <table:table-cell table:style-name="ce57" office:value-type="date" office:date-value="2017-11-15" calcext:value-type="date">
            <text:p>15. November 2017</text:p>
          </table:table-cell>
          <table:table-cell table:style-name="ce57" office:value-type="date" office:date-value="2017-11-16" calcext:value-type="date">
            <text:p>16. November 2017</text:p>
          </table:table-cell>
          <table:table-cell table:style-name="ce57" office:value-type="date" office:date-value="2017-11-17" calcext:value-type="date">
            <text:p>17. November 2017</text:p>
          </table:table-cell>
          <table:table-cell table:style-name="ce57" office:value-type="date" office:date-value="2017-11-18" calcext:value-type="date">
            <text:p>18. November 2017</text:p>
          </table:table-cell>
          <table:table-cell table:style-name="ce57" office:value-type="date" office:date-value="2017-11-19" calcext:value-type="date">
            <text:p>19. November 2017</text:p>
          </table:table-cell>
          <table:table-cell table:style-name="ce57" office:value-type="date" office:date-value="2017-11-20" calcext:value-type="date">
            <text:p>20. November 2017</text:p>
          </table:table-cell>
          <table:table-cell table:style-name="ce57" office:value-type="date" office:date-value="2017-11-21" calcext:value-type="date">
            <text:p>21. November 2017</text:p>
          </table:table-cell>
          <table:table-cell table:style-name="ce57" office:value-type="date" office:date-value="2017-11-22" calcext:value-type="date">
            <text:p>22. November 2017</text:p>
          </table:table-cell>
          <table:table-cell table:style-name="ce57" office:value-type="date" office:date-value="2017-11-23" calcext:value-type="date">
            <text:p>23. November 2017</text:p>
          </table:table-cell>
          <table:table-cell table:style-name="ce57" office:value-type="date" office:date-value="2017-11-24" calcext:value-type="date">
            <text:p>24. November 2017</text:p>
          </table:table-cell>
          <table:table-cell table:style-name="ce57" office:value-type="date" office:date-value="2017-11-25" calcext:value-type="date">
            <text:p>25. November 2017</text:p>
          </table:table-cell>
          <table:table-cell table:style-name="ce57" office:value-type="date" office:date-value="2017-11-26" calcext:value-type="date">
            <text:p>26. November 2017</text:p>
          </table:table-cell>
          <table:table-cell table:style-name="ce57" office:value-type="date" office:date-value="2017-11-27" calcext:value-type="date">
            <text:p>27. November 2017</text:p>
          </table:table-cell>
          <table:table-cell table:style-name="ce57" office:value-type="date" office:date-value="2017-11-28" calcext:value-type="date">
            <text:p>28. November 2017</text:p>
          </table:table-cell>
          <table:table-cell table:style-name="ce57" office:value-type="date" office:date-value="2017-11-29" calcext:value-type="date">
            <text:p>29. November 2017</text:p>
          </table:table-cell>
          <table:table-cell table:style-name="ce57" office:value-type="date" office:date-value="2017-11-30" calcext:value-type="date">
            <text:p>30. November 2017</text:p>
          </table:table-cell>
          <table:table-cell table:style-name="ce57" office:value-type="date" office:date-value="2017-12-01" calcext:value-type="date">
            <text:p>1. December 2017</text:p>
          </table:table-cell>
          <table:table-cell table:style-name="ce57" office:value-type="date" office:date-value="2017-12-02" calcext:value-type="date">
            <text:p>2. December 2017</text:p>
          </table:table-cell>
          <table:table-cell table:style-name="ce57" office:value-type="date" office:date-value="2017-12-03" calcext:value-type="date">
            <text:p>3. December 2017</text:p>
          </table:table-cell>
          <table:table-cell table:style-name="ce57" office:value-type="date" office:date-value="2017-12-04" calcext:value-type="date">
            <text:p>4. December 2017</text:p>
          </table:table-cell>
          <table:table-cell table:style-name="ce57" office:value-type="date" office:date-value="2017-12-05" calcext:value-type="date">
            <text:p>5. December 2017</text:p>
          </table:table-cell>
          <table:table-cell table:style-name="ce57" office:value-type="date" office:date-value="2017-12-06" calcext:value-type="date">
            <text:p>6. December 2017</text:p>
          </table:table-cell>
          <table:table-cell table:style-name="ce57" office:value-type="date" office:date-value="2017-12-07" calcext:value-type="date">
            <text:p>7. December 2017</text:p>
          </table:table-cell>
          <table:table-cell table:style-name="ce57" office:value-type="date" office:date-value="2017-12-08" calcext:value-type="date">
            <text:p>8. December 2017</text:p>
          </table:table-cell>
          <table:table-cell table:style-name="ce57" office:value-type="date" office:date-value="2017-12-09" calcext:value-type="date">
            <text:p>9. December 2017</text:p>
          </table:table-cell>
          <table:table-cell table:style-name="ce57" office:value-type="date" office:date-value="2017-12-10" calcext:value-type="date">
            <text:p>10. December 2017</text:p>
          </table:table-cell>
          <table:table-cell table:style-name="ce57" office:value-type="date" office:date-value="2017-12-11" calcext:value-type="date">
            <text:p>11. December 2017</text:p>
          </table:table-cell>
          <table:table-cell table:style-name="ce57" office:value-type="date" office:date-value="2017-12-12" calcext:value-type="date">
            <text:p>12. December 2017</text:p>
          </table:table-cell>
          <table:table-cell table:style-name="ce57" office:value-type="date" office:date-value="2017-12-13" calcext:value-type="date">
            <text:p>13. December 2017</text:p>
          </table:table-cell>
          <table:table-cell table:style-name="ce57" office:value-type="date" office:date-value="2017-12-14" calcext:value-type="date">
            <text:p>14. December 2017</text:p>
          </table:table-cell>
          <table:table-cell table:style-name="ce57" office:value-type="date" office:date-value="2017-12-15" calcext:value-type="date">
            <text:p>15. December 2017</text:p>
          </table:table-cell>
          <table:table-cell table:style-name="ce57" office:value-type="date" office:date-value="2017-12-16" calcext:value-type="date">
            <text:p>16. December 2017</text:p>
          </table:table-cell>
          <table:table-cell table:style-name="ce57" office:value-type="date" office:date-value="2017-12-17" calcext:value-type="date">
            <text:p>17. December 2017</text:p>
          </table:table-cell>
          <table:table-cell table:style-name="ce89" table:number-columns-repeated="827"/>
          <table:table-cell table:number-columns-repeated="116"/>
        </table:table-row>
        <table:table-row table:style-name="ro9">
          <table:table-cell table:style-name="ce1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13"/>
          <table:table-cell table:style-name="ce13" table:number-columns-repeated="22"/>
          <table:table-cell table:style-name="ce71" table:number-columns-repeated="56"/>
          <table:table-cell table:style-name="ce90" table:number-columns-repeated="827"/>
          <table:table-cell table:number-columns-repeated="116"/>
        </table:table-row>
        <table:table-row table:style-name="ro9">
          <table:table-cell table:style-name="ce1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13"/>
          <table:table-cell table:style-name="ce13"/>
          <table:table-cell table:style-name="ce67" office:value-type="float" office:value="65.5" calcext:value-type="float">
            <office:annotation draw:style-name="gr1" draw:text-style-name="P2" svg:width="78.75pt" svg:height="72.88pt" svg:x="1110.95pt" svg:y="10.46pt" draw:caption-point-x="-21.29pt" draw:caption-point-y="64.35pt">
              <dc:date>2017-10-03T00:00:00</dc:date>
              <text:p text:style-name="P1"><text:span text:style-name="T1">Spent from Card</text:span></text:p>
              <text:p text:style-name="P1"><text:span text:style-name="T1"/></text:p>
              <text:p text:style-name="P1"><text:span text:style-name="T1">ICE Train Ticket from Frankfurt to Stuttgart</text:span></text:p>
            </office:annotation>
            <text:p>65.5</text:p>
          </table:table-cell>
          <table:table-cell table:style-name="ce13" table:number-columns-repeated="20"/>
          <table:table-cell table:style-name="ce71" table:number-columns-repeated="56"/>
          <table:table-cell table:style-name="ce91" table:number-columns-repeated="827"/>
          <table:table-cell table:number-columns-repeated="116"/>
        </table:table-row>
        <table:table-row table:style-name="ro10">
          <table:table-cell table:style-name="ce13" office:value-type="string" calcext:value-type="string" table:number-columns-spanned="3" table:number-rows-spanned="1">
            <text:p>TAXI</text:p>
          </table:table-cell>
          <table:covered-table-cell table:number-columns-repeated="2" table:style-name="ce13"/>
          <table:table-cell table:style-name="ce13" office:value-type="string" calcext:value-type="string">
            <office:annotation draw:style-name="gr2" draw:text-style-name="P2" svg:width="78.72pt" svg:height="40.85pt" svg:x="983.45pt" svg:y="53.91pt" draw:caption-point-x="-21.29pt" draw:caption-point-y="43.77pt">
              <dc:date>2016-11-01T00:00:00</dc:date>
              <text:p text:style-name="P1"><text:span text:style-name="T1">Taxi from Room to Bangalore Airport</text:span></text:p>
            </office:annotation>
            <text:p>1190rs</text:p>
          </table:table-cell>
          <table:table-cell table:style-name="ce13" office:value-type="float" office:value="33.5" calcext:value-type="float">
            <office:annotation draw:style-name="gr3" draw:text-style-name="P4" svg:width="82.18pt" svg:height="39.29pt" svg:x="1106.96pt" svg:y="54.88pt" draw:caption-point-x="-17.29pt" draw:caption-point-y="42.8pt">
              <dc:date>2016-11-06T00:00:00</dc:date>
              <text:p text:style-name="P3"><text:span text:style-name="T2">From HauptBahnof to Room</text:span></text:p>
            </office:annotation>
            <text:p>33.5</text:p>
          </table:table-cell>
          <table:table-cell table:style-name="ce13" table:number-columns-repeated="20"/>
          <table:table-cell table:style-name="ce71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13"/>
          <table:table-cell table:style-name="ce13" table:number-columns-repeated="22"/>
          <table:table-cell table:style-name="ce71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13"/>
          <table:table-cell table:style-name="ce13" table:number-columns-repeated="2"/>
          <table:table-cell table:style-name="ce13" office:value-type="float" office:value="139.5" calcext:value-type="float">
            <office:annotation draw:style-name="gr3" draw:text-style-name="P4" svg:width="82.18pt" svg:height="39.29pt" svg:x="1234.43pt" svg:y="90.68pt" draw:caption-point-x="-17.29pt" draw:caption-point-y="42.8pt">
              <dc:date>2017-10-03T00:00:00</dc:date>
              <text:p text:style-name="P3"><text:span text:style-name="T2">4 Zone Train . Taken @ Fellbach Station</text:span></text:p>
            </office:annotation>
            <text:p>139.5</text:p>
          </table:table-cell>
          <table:table-cell table:style-name="ce13" table:number-columns-repeated="6"/>
          <table:table-cell table:style-name="ce13" table:number-columns-spanned="3" table:number-rows-spanned="1"/>
          <table:covered-table-cell table:number-columns-repeated="2" table:style-name="ce13"/>
          <table:table-cell table:style-name="ce13" table:number-columns-repeated="10"/>
          <table:table-cell table:style-name="ce71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TRAIN</text:p>
          </table:table-cell>
          <table:covered-table-cell table:number-columns-repeated="2" table:style-name="ce14"/>
          <table:table-cell table:style-name="ce58"/>
          <table:table-cell table:style-name="ce68" table:number-columns-repeated="2"/>
          <table:table-cell table:style-name="ce58" table:number-columns-repeated="19"/>
          <table:table-cell table:style-name="ce72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LEBARA</text:p>
          </table:table-cell>
          <table:covered-table-cell table:number-columns-repeated="2" table:style-name="ce14"/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table:number-columns-repeated="20"/>
          <table:table-cell table:style-name="ce72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RYNGA</text:p>
          </table:table-cell>
          <table:covered-table-cell table:number-columns-repeated="2" table:style-name="ce14"/>
          <table:table-cell table:style-name="ce58" table:number-columns-repeated="22"/>
          <table:table-cell table:style-name="ce72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5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15"/>
          <table:table-cell table:style-name="ce59" table:number-columns-repeated="22"/>
          <table:table-cell table:style-name="ce82" table:number-columns-repeated="56"/>
          <table:table-cell table:style-name="ce92" table:number-columns-repeated="827"/>
          <table:table-cell table:number-columns-repeated="116"/>
        </table:table-row>
        <table:table-row table:style-name="ro10">
          <table:table-cell table:style-name="ce1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14"/>
          <table:table-cell table:style-name="ce58" table:number-columns-repeated="22"/>
          <table:table-cell table:style-name="ce72" table:number-columns-repeated="56"/>
          <table:table-cell table:style-name="Default" table:number-columns-repeated="877"/>
          <table:table-cell table:number-columns-repeated="66"/>
        </table:table-row>
        <table:table-row table:style-name="ro11">
          <table:table-cell table:style-name="ce1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14"/>
          <table:table-cell table:style-name="ce58" table:number-columns-repeated="22"/>
          <table:table-cell table:style-name="ce72" table:number-columns-repeated="56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14"/>
          <table:table-cell table:style-name="ce58"/>
          <table:table-cell table:style-name="ce58" table:formula="of:=4.13" office:value-type="float" office:value="4.13" calcext:value-type="float">
            <office:annotation draw:style-name="gr3" draw:text-style-name="P4" svg:width="82.18pt" svg:height="39.29pt" svg:x="1106.96pt" svg:y="215.21pt" draw:caption-point-x="-17.29pt" draw:caption-point-y="42.8pt">
              <dc:date>2017-10-03T00:00:00</dc:date>
              <text:p text:style-name="P3"><text:span text:style-name="T2">REWE Stuttgart</text:span></text:p>
            </office:annotation>
            <text:p>4.13</text:p>
          </table:table-cell>
          <table:table-cell table:style-name="ce58" table:number-columns-repeated="16"/>
          <table:table-cell table:style-name="ce69"/>
          <table:table-cell table:style-name="ce58" table:number-columns-repeated="4"/>
          <table:table-cell table:style-name="ce72"/>
          <table:table-cell table:style-name="ce86"/>
          <table:table-cell table:style-name="ce72" table:number-columns-repeated="53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6" office:value-type="string" calcext:value-type="string" table:number-columns-spanned="3" table:number-rows-spanned="1">
            <text:p>SHOPPING</text:p>
          </table:table-cell>
          <table:covered-table-cell table:number-columns-repeated="2" table:style-name="ce14"/>
          <table:table-cell table:style-name="ce58"/>
          <table:table-cell table:style-name="ce58" office:value-type="float" office:value="2.55" calcext:value-type="float">
            <office:annotation draw:style-name="gr4" draw:text-style-name="P4" svg:width="82.18pt" svg:height="28.09pt" svg:x="1106.96pt" svg:y="233.12pt" draw:caption-point-x="-17.29pt" draw:caption-point-y="42.8pt">
              <dc:date>2017-10-03T00:00:00</dc:date>
              <text:p text:style-name="P3"><text:span text:style-name="T2">Body Wash</text:span></text:p>
            </office:annotation>
            <text:p>2.55</text:p>
          </table:table-cell>
          <table:table-cell table:style-name="ce58" table:number-columns-repeated="19"/>
          <table:table-cell table:style-name="ce69"/>
          <table:table-cell table:style-name="ce72" table:number-columns-repeated="33"/>
          <table:table-cell table:style-name="Default"/>
          <table:table-cell table:style-name="ce72" table:number-columns-repeated="22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60"/>
          <table:table-cell table:style-name="ce58"/>
          <table:table-cell table:style-name="ce58" office:value-type="float" office:value="2.5" calcext:value-type="float">
            <office:annotation draw:style-name="gr5" draw:text-style-name="P4" svg:width="82.18pt" svg:height="16.89pt" svg:x="1234.43pt" svg:y="251.01pt" draw:caption-point-x="-17.29pt" draw:caption-point-y="42.8pt">
              <dc:date>2017-10-03T00:00:00</dc:date>
              <text:p text:style-name="P3"><text:span text:style-name="T2">Pommes</text:span></text:p>
            </office:annotation>
            <text:p>2.5</text:p>
          </table:table-cell>
          <table:table-cell table:style-name="ce58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/>
          <table:table-cell table:style-name="ce58"/>
          <table: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8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5"/>
          <table:table-cell table:style-name="Default" table:number-columns-repeated="87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2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58" table:number-columns-repeated="6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72" table:number-columns-repeated="4"/>
          <table:table-cell table:style-name="ce83" table:number-columns-repeated="2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9" table:number-columns-repeated="2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ce69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14" table:number-columns-spanned="3" table:number-rows-spanned="1"/>
          <table:covered-table-cell table:style-name="Default"/>
          <table:covered-table-cell table:style-name="ce83"/>
          <table:table-cell table:style-name="ce83" table:number-columns-repeated="3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17"/>
          <table:table-cell table:style-name="ce72"/>
          <table:table-cell table:style-name="ce83" table:number-columns-repeated="28"/>
          <table:table-cell table:style-name="Default" table:number-columns-repeated="887"/>
          <table:table-cell table:number-columns-repeated="66"/>
        </table:table-row>
        <table:table-row table:style-name="ro13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46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46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46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46"/>
          <table:table-cell table:style-name="Default" table:number-columns-repeated="887"/>
          <table:table-cell table:number-columns-repeated="66"/>
        </table:table-row>
        <table:table-row table:style-name="ro10">
          <table:table-cell table:style-name="ce14" table:number-columns-spanned="3" table:number-rows-spanned="1"/>
          <table:covered-table-cell table:number-columns-repeated="2" table:style-name="Default"/>
          <table:table-cell table:style-name="ce60"/>
          <table:table-cell table:style-name="ce58" table:number-columns-repeated="3"/>
          <table:table-cell table:style-name="ce60" table:number-columns-repeated="18"/>
          <table:table-cell table:style-name="ce83" table:number-columns-repeated="46"/>
          <table:table-cell table:style-name="Default" table:number-columns-repeated="887"/>
          <table:table-cell table:number-columns-repeated="66"/>
        </table:table-row>
        <table:table-row-group table:display="false"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14"/>
            <table:table-cell table:style-name="ce87"/>
            <table:table-cell table:style-name="ce83" table:number-columns-repeated="31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25"/>
            <table:table-cell table:style-name="Default"/>
            <table:table-cell table:style-name="ce83" table:number-columns-repeated="6"/>
            <table:table-cell table:style-name="Default"/>
            <table:table-cell table:style-name="ce83" table:number-columns-repeated="2"/>
            <table:table-cell table:style-name="Default"/>
            <table:table-cell table:style-name="ce83" table:number-columns-repeated="6"/>
            <table:table-cell table:style-name="Default"/>
            <table:table-cell table:style-name="ce83" table:number-columns-repeated="3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14" table:visibility="collapse">
            <table:table-cell table:style-name="ce14" table:number-columns-spanned="3" table:number-rows-spanned="1"/>
            <table:covered-table-cell table:number-columns-repeated="2" table:style-name="Default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7" table:number-columns-spanned="3" table:number-rows-spanned="1"/>
            <table:covered-table-cell table:number-columns-repeated="2" table:style-name="ce17"/>
            <table:table-cell table:style-name="ce60" table:number-columns-repeated="22"/>
            <table:table-cell table:style-name="ce83" table:number-columns-repeated="46"/>
            <table:table-cell table:style-name="Default" table:number-columns-repeated="887"/>
            <table:table-cell table:number-columns-repeated="66"/>
          </table:table-row>
        </table:table-row-group>
        <table:table-row table:style-name="ro9">
          <table:table-cell table:style-name="ce12" office:value-type="string" calcext:value-type="string" table:number-columns-spanned="3" table:number-rows-spanned="1">
            <text:p>TOTAL</text:p>
          </table:table-cell>
          <table:covered-table-cell table:number-columns-repeated="2" table:style-name="ce12"/>
          <table:table-cell table:style-name="ce61" table:formula="of:=SUM([.D2:.D71])" office:value-type="float" office:value="0" calcext:value-type="float">
            <text:p>0</text:p>
          </table:table-cell>
          <table:table-cell table:style-name="ce61" table:formula="of:=SUM([.E2:.E15])" office:value-type="float" office:value="120.68" calcext:value-type="float">
            <text:p>120.68</text:p>
          </table:table-cell>
          <table:table-cell table:style-name="ce61" table:formula="of:=SUM([.F2:.F15])" office:value-type="float" office:value="142" calcext:value-type="float">
            <text:p>142</text:p>
          </table:table-cell>
          <table:table-cell table:style-name="ce61" table:number-columns-repeated="19"/>
          <table:table-cell table:style-name="ce84" table:number-columns-repeated="46"/>
          <table:table-cell table:style-name="ce88" table:number-columns-repeated="837"/>
          <table:table-cell table:number-columns-repeated="116"/>
        </table:table-row>
        <table:table-row table:style-name="ro8" table:number-rows-repeated="2">
          <table:table-cell table:style-name="ce18"/>
          <table:table-cell table:style-name="Default" table:number-columns-repeated="2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 table:display="false">
          <table:table-row table:style-name="ro15" table:visibility="collapse">
            <table:table-cell table:style-name="ce19" office:value-type="string" calcext:value-type="string">
              <text:p>MONEY GIVEN IN CARD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15" table:visibility="collapse">
            <table:table-cell table:style-name="ce19" office:value-type="string" calcext:value-type="string">
              <text:p>MONEY GIVEN IN CASH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8" table:visibility="collapse">
            <table:table-cell table:style-name="ce20" office:value-type="string" calcext:value-type="string" table:number-columns-spanned="1" table:number-rows-spanned="2">
              <text:p>TOTAL GIVEN</text:p>
            </table:table-cell>
            <table:table-cell table:style-name="ce35" office:value-type="float" office:value="0" calcext:value-type="float" table:number-columns-spanned="1" table:number-rows-spanned="2">
              <text:p>0</text:p>
            </table:table-cell>
            <table:table-cell table:style-name="ce26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8" table:visibility="collapse">
            <table:covered-table-cell table:style-name="ce20"/>
            <table:covered-table-cell table:style-name="ce35"/>
            <table:table-cell table:style-name="ce26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16">
          <table:table-cell table:style-name="ce21" office:value-type="string" calcext:value-type="string">
            <text:p>TOTAL MONEY SPENT TILL DATE</text:p>
          </table:table-cell>
          <table:table-cell table:style-name="ce36" table:formula="of:=SUM([.D2:.BS71])" office:value-type="float" office:value="262.68" calcext:value-type="float">
            <text:p>262.68</text:p>
          </table:table-cell>
          <table:table-cell table:style-name="ce26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 table:display="false">
          <table:table-row table:style-name="ro17" table:visibility="collapse">
            <table:table-cell table:style-name="ce21" office:value-type="string" calcext:value-type="string">
              <text:p>BALANCE MONEY LEFT</text:p>
            </table:table-cell>
            <table:table-cell table:style-name="ce36" table:formula="of:=[.B77]-[.B79]" office:value-type="float" office:value="-262.68" calcext:value-type="float">
              <text:p>-262.68</text:p>
            </table:table-cell>
            <table:table-cell table:style-name="ce26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18">
          <table:table-cell table:style-name="ce22" office:value-type="string" calcext:value-type="string">
            <text:p>TOTAL MONEY SPENT IN CARD</text:p>
          </table:table-cell>
          <table:table-cell table:style-name="ce37" table:formula="of:=[.E2]+[.E3]+[.N2]+[.AL2]+[.BL2]+[.BP3]" office:value-type="float" office:value="65.5" calcext:value-type="float">
            <text:p>65.5</text:p>
          </table:table-cell>
          <table:table-cell table:style-name="ce26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 table:display="false">
          <table:table-row table:style-name="ro15" table:visibility="collapse">
            <table:table-cell table:style-name="ce19" office:value-type="string" calcext:value-type="string">
              <text:p>STARTING BALANCE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15" table:visibility="collapse">
            <table:table-cell table:style-name="ce19" office:value-type="string" calcext:value-type="string">
              <text:p>CURRENT BALANCE</text:p>
            </table:table-cell>
            <table:table-cell table:style-name="ce34" office:value-type="float" office:value="0" calcext:value-type="float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18">
          <table:table-cell table:style-name="ce23" office:value-type="string" calcext:value-type="string">
            <text:p>TOTAL MONEY SPENT IN CASH</text:p>
          </table:table-cell>
          <table:table-cell table:style-name="ce38" table:formula="of:=[.B79]-[.B81]" office:value-type="float" office:value="197.18" calcext:value-type="float">
            <text:p>197.18</text:p>
          </table:table-cell>
          <table:table-cell table:style-name="Default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 table:display="false">
          <table:table-row table:style-name="ro19" table:visibility="collapse">
            <table:table-cell table:style-name="ce24" office:value-type="string" calcext:value-type="string" table:number-columns-spanned="1" table:number-rows-spanned="2">
              <text:p>ACTUAL BALANCE IN ACCOUNT</text:p>
            </table:table-cell>
            <table:table-cell table:style-name="ce39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8" table:visibility="collapse">
            <table:covered-table-cell table:style-name="ce24"/>
            <table:covered-table-cell table:style-name="ce39"/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20" table:visibility="collapse">
            <table:table-cell table:style-name="ce25" office:value-type="string" calcext:value-type="string">
              <text:p>IDEAL BALANCE TO BE IN ACCOUNT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20">
          <table:table-cell table:style-name="ce21" office:value-type="string" calcext:value-type="string">
            <text:p>TOTAL MONEY TO BE IN HAND</text:p>
          </table:table-cell>
          <table:table-cell table:style-name="ce41" table:formula="of:=SUM([.B115:.B127])-[.B84]" office:value-type="float" office:value="302.82" calcext:value-type="float">
            <text:p>302.82</text:p>
          </table:table-cell>
          <table:table-cell table:style-name="Default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>
          <table:table-row table:style-name="ro15">
            <table:table-cell table:style-name="ce19" office:value-type="string" calcext:value-type="string">
              <text:p>AMOUNT IN COINS</text:p>
            </table:table-cell>
            <table:table-cell table:style-name="ce34" table:formula="of:=1*2+0*1+4*0.5+1*0.2+5*0.1+2*0.05+0*0.02+1*0.01" office:value-type="float" office:value="4.81" calcext:value-type="float">
              <text:p>4.81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15">
            <table:table-cell table:style-name="ce19" office:value-type="string" calcext:value-type="string">
              <text:p>HAVING IN SUITCASE</text:p>
            </table:table-cell>
            <table:table-cell table:style-name="ce34" table:formula="of:=0*50+2*20+1*10+4*2" office:value-type="float" office:value="58" calcext:value-type="float">
              <text:p>58</text:p>
            </table:table-cell>
            <table:table-cell table:style-name="Default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  <table:table-row table:style-name="ro15">
            <table:table-cell table:style-name="ce19" office:value-type="string" calcext:value-type="string">
              <text:p>HAVING IN WALLET</text:p>
            </table:table-cell>
            <table:table-cell table:style-name="ce34" table:formula="of:=200+40" office:value-type="float" office:value="240" calcext:value-type="float">
              <text:p>240</text:p>
            </table:table-cell>
            <table:table-cell table:style-name="ce34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20">
          <table:table-cell table:style-name="ce21" office:value-type="string" calcext:value-type="string">
            <text:p>ACTUAL CASH IN HAND</text:p>
          </table:table-cell>
          <table:table-cell table:style-name="ce42" table:formula="of:=SUM([.B89:.B91])" office:value-type="float" office:value="302.81" calcext:value-type="float">
            <text:p>302.81</text:p>
          </table:table-cell>
          <table:table-cell table:style-name="Default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style-name="ce87"/>
          <table:table-cell/>
          <table:table-cell table:style-name="ce87" table:number-columns-repeated="6"/>
          <table:table-cell/>
          <table:table-cell table:style-name="ce87" table:number-columns-repeated="9"/>
          <table:table-cell/>
          <table:table-cell table:style-name="ce87" table:number-columns-repeated="7"/>
          <table:table-cell table:number-columns-repeated="953"/>
        </table:table-row>
        <table:table-row-group table:display="false">
          <table:table-row table:style-name="ro20" table:visibility="collapse">
            <table:table-cell table:style-name="ce21" office:value-type="string" calcext:value-type="string">
              <text:p>AMOUNT TO BE IN ACCOUNT</text:p>
            </table:table-cell>
            <table:table-cell table:style-name="ce36" table:formula="of:=[.B80]-([.B89]+[.B90]+[.B91])" office:value-type="float" office:value="-565.49" calcext:value-type="float">
              <text:p>-565.49</text:p>
            </table:table-cell>
            <table:table-cell table:style-name="ce26"/>
            <table:table-cell table:style-name="ce62" table:number-columns-repeated="2"/>
            <table:table-cell table:number-columns-repeated="16"/>
            <table:table-cell table:style-name="ce62"/>
            <table:table-cell table:number-columns-repeated="23"/>
            <table:table-cell table:style-name="ce87"/>
            <table:table-cell/>
            <table:table-cell table:style-name="ce87" table:number-columns-repeated="6"/>
            <table:table-cell/>
            <table:table-cell table:style-name="ce87" table:number-columns-repeated="9"/>
            <table:table-cell/>
            <table:table-cell table:style-name="ce87" table:number-columns-repeated="7"/>
            <table:table-cell table:number-columns-repeated="953"/>
          </table:table-row>
        </table:table-row-group>
        <table:table-row table:style-name="ro20" table:visibility="collapse">
          <table:table-cell table:style-name="ce21" office:value-type="string" calcext:value-type="string">
            <text:p>TOTAL MONEY WITHDRAWN AND SPENT</text:p>
          </table:table-cell>
          <table:table-cell table:style-name="ce36" table:formula="of:=[.B85]-[.B93]" office:value-type="float" office:value="565.49" calcext:value-type="float">
            <text:p>565.49</text:p>
          </table:table-cell>
          <table:table-cell table:style-name="ce26"/>
          <table:table-cell table:style-name="ce62" table:number-columns-repeated="2"/>
          <table:table-cell table:number-columns-repeated="16"/>
          <table:table-cell table:style-name="ce62"/>
          <table:table-cell table:number-columns-repeated="23"/>
          <table:table-cell table:formula="of:=[.C94]-1.69" office:value-type="float" office:value="-1.69" calcext:value-type="float">
            <text:p>-1.69</text:p>
          </table:table-cell>
          <table:table-cell/>
          <table:table-cell table:formula="of:=[.C94]-1.69" office:value-type="float" office:value="-1.69" calcext:value-type="float">
            <text:p>-1.69</text:p>
          </table:table-cell>
          <table:table-cell table:formula="of:=[.D94]-1.69" office:value-type="float" office:value="-1.69" calcext:value-type="float">
            <text:p>-1.69</text:p>
          </table:table-cell>
          <table:table-cell table:formula="of:=[.E94]-1.69" office:value-type="float" office:value="-1.69" calcext:value-type="float">
            <text:p>-1.69</text:p>
          </table:table-cell>
          <table:table-cell table:formula="of:=[.F94]-1.69" office:value-type="float" office:value="-1.69" calcext:value-type="float">
            <text:p>-1.69</text:p>
          </table:table-cell>
          <table:table-cell table:formula="of:=[.G94]-1.69" office:value-type="float" office:value="-1.69" calcext:value-type="float">
            <text:p>-1.69</text:p>
          </table:table-cell>
          <table:table-cell table:formula="of:=[.H94]-1.69" office:value-type="float" office:value="-1.69" calcext:value-type="float">
            <text:p>-1.69</text:p>
          </table:table-cell>
          <table:table-cell/>
          <table:table-cell table:formula="of:=[.J94]-1.69" office:value-type="float" office:value="-1.69" calcext:value-type="float">
            <text:p>-1.69</text:p>
          </table:table-cell>
          <table:table-cell table:formula="of:=[.K94]-1.69" office:value-type="float" office:value="-1.69" calcext:value-type="float">
            <text:p>-1.69</text:p>
          </table:table-cell>
          <table:table-cell table:formula="of:=[.L94]-1.69" office:value-type="float" office:value="-1.69" calcext:value-type="float">
            <text:p>-1.69</text:p>
          </table:table-cell>
          <table:table-cell table:formula="of:=[.M94]-1.69" office:value-type="float" office:value="-1.69" calcext:value-type="float">
            <text:p>-1.69</text:p>
          </table:table-cell>
          <table:table-cell table:formula="of:=[.N94]-1.69" office:value-type="float" office:value="-1.69" calcext:value-type="float">
            <text:p>-1.69</text:p>
          </table:table-cell>
          <table:table-cell table:formula="of:=[.O94]-1.69" office:value-type="float" office:value="-1.69" calcext:value-type="float">
            <text:p>-1.69</text:p>
          </table:table-cell>
          <table:table-cell table:formula="of:=[.P94]-1.69" office:value-type="float" office:value="-1.69" calcext:value-type="float">
            <text:p>-1.69</text:p>
          </table:table-cell>
          <table:table-cell table:formula="of:=[.Q94]-1.69" office:value-type="float" office:value="-1.69" calcext:value-type="float">
            <text:p>-1.69</text:p>
          </table:table-cell>
          <table:table-cell table:formula="of:=[.R94]-1.69" office:value-type="float" office:value="-1.69" calcext:value-type="float">
            <text:p>-1.69</text:p>
          </table:table-cell>
          <table:table-cell/>
          <table:table-cell table:formula="of:=[.T94]-1.69" office:value-type="float" office:value="-1.69" calcext:value-type="float">
            <text:p>-1.69</text:p>
          </table:table-cell>
          <table:table-cell table:formula="of:=[.U94]-1.69" office:value-type="float" office:value="-1.69" calcext:value-type="float">
            <text:p>-1.69</text:p>
          </table:table-cell>
          <table:table-cell table:formula="of:=[.V94]-1.69" office:value-type="float" office:value="-1.69" calcext:value-type="float">
            <text:p>-1.69</text:p>
          </table:table-cell>
          <table:table-cell table:formula="of:=[.W94]-1.69" office:value-type="float" office:value="-1.69" calcext:value-type="float">
            <text:p>-1.69</text:p>
          </table:table-cell>
          <table:table-cell table:formula="of:=[.X94]-1.69" office:value-type="float" office:value="-1.69" calcext:value-type="float">
            <text:p>-1.69</text:p>
          </table:table-cell>
          <table:table-cell table:formula="of:=[.Y94]-1.69" office:value-type="float" office:value="-1.69" calcext:value-type="float">
            <text:p>-1.69</text:p>
          </table:table-cell>
          <table:table-cell table:formula="of:=[.Z94]-1.69" office:value-type="float" office:value="-1.69" calcext:value-type="float">
            <text:p>-1.69</text:p>
          </table:table-cell>
          <table:table-cell table:number-columns-repeated="953"/>
        </table:table-row>
        <table:table-row table:style-name="ro20">
          <table:table-cell table:style-name="ce21" office:value-type="string" calcext:value-type="string">
            <text:p>DIFFERENCE IN TOTAL &amp; ACTUAL</text:p>
          </table:table-cell>
          <table:table-cell table:style-name="ce36" table:formula="of:=[.B88]-[.B92]" office:value-type="float" office:value="0.00999999999999091" calcext:value-type="float">
            <text:p>0.01</text:p>
          </table:table-cell>
          <table:table-cell table:style-name="ce26"/>
          <table:table-cell table:style-name="ce62" table:number-columns-repeated="2"/>
          <table:table-cell table:number-columns-repeated="16"/>
          <table:table-cell table:style-name="ce62"/>
          <table:table-cell table:number-columns-repeated="1002"/>
        </table:table-row>
        <table:table-row table:style-name="ro8">
          <table:table-cell table:style-name="ce26" table:number-columns-repeated="3"/>
          <table:table-cell table:style-name="ce62" table:number-columns-repeated="2"/>
          <table:table-cell table:number-columns-repeated="16"/>
          <table:table-cell table:style-name="ce62"/>
          <table:table-cell table:number-columns-repeated="1002"/>
        </table:table-row>
        <table:table-row-group table:display="false">
          <table:table-row table:style-name="ro21" table:visibility="collapse">
            <table:table-cell table:style-name="ce27" office:value-type="string" calcext:value-type="string">
              <text:p>JOURNEY START DATE</text:p>
            </table:table-cell>
            <table:table-cell table:style-name="ce43" office:value-type="date" office:date-value="2017-10-02" calcext:value-type="date" table:number-columns-spanned="2" table:number-rows-spanned="1">
              <text:p>2. October 2017</text:p>
            </table:table-cell>
            <table:covered-table-cell table:style-name="ce43"/>
            <table:table-cell table:style-name="ce63" table:number-columns-repeated="2"/>
            <table:table-cell table:number-columns-repeated="16"/>
            <table:table-cell table:style-name="ce62"/>
            <table:table-cell table:number-columns-repeated="1002"/>
          </table:table-row>
          <table:table-row table:style-name="ro21" table:visibility="collapse">
            <table:table-cell table:style-name="ce27" office:value-type="string" calcext:value-type="string">
              <text:p>JOURNEY END DATE</text:p>
            </table:table-cell>
            <table:table-cell table:style-name="ce43" office:value-type="date" office:date-value="2017-12-16" calcext:value-type="date" table:number-columns-spanned="2" table:number-rows-spanned="1">
              <text:p>16. December 2017</text:p>
            </table:table-cell>
            <table:covered-table-cell table:style-name="ce43"/>
            <table:table-cell table:style-name="ce63" table:number-columns-repeated="2"/>
            <table:table-cell table:number-columns-repeated="16"/>
            <table:table-cell table:style-name="ce62"/>
            <table:table-cell table:number-columns-repeated="1002"/>
          </table:table-row>
          <table:table-row table:style-name="ro21" table:visibility="collapse">
            <table:table-cell table:style-name="ce27" office:value-type="string" calcext:value-type="string">
              <text:p>TOTAL NUMBER OF DAYS</text:p>
            </table:table-cell>
            <table:table-cell table:style-name="ce44" table:formula="of:=[.B98]-[.B97]" office:value-type="float" office:value="75" calcext:value-type="float" table:number-columns-spanned="2" table:number-rows-spanned="1">
              <text:p>75</text:p>
            </table:table-cell>
            <table:covered-table-cell table:style-name="ce44"/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21" table:visibility="collapse">
            <table:table-cell table:style-name="ce27" office:value-type="string" calcext:value-type="string">
              <text:p>PER DIEM</text:p>
            </table:table-cell>
            <table:table-cell table:style-name="ce44" office:value-type="float" office:value="40" calcext:value-type="float" table:number-columns-spanned="2" table:number-rows-spanned="1">
              <text:p>40</text:p>
            </table:table-cell>
            <table:covered-table-cell table:style-name="ce44"/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27" table:visibility="collapse">
            <table:table-cell table:style-name="ce27" office:value-type="string" calcext:value-type="string">
              <text:p>TOTAL PER DIEM</text:p>
            </table:table-cell>
            <table:table-cell table:style-name="ce45" table:formula="of:=TODAY()" office:value-type="date" office:date-value="2017-10-03" calcext:value-type="date">
              <text:p>3. October 2017</text:p>
            </table:table-cell>
            <table:table-cell table:style-name="ce50" table:formula="of:=[.B99]*[.B100]" office:value-type="float" office:value="3000" calcext:value-type="float">
              <text:p>3000 <text:s text:c="3"/></text:p>
            </table:table-cell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8" table:visibility="collapse">
            <table:table-cell table:style-name="ce28" office:value-type="string" calcext:value-type="string" table:number-columns-spanned="1" table:number-rows-spanned="4">
              <text:p>TOTAL MONEY WITHDRAWN TILL DATE</text:p>
            </table:table-cell>
            <table:table-cell table:style-name="ce46" table:formula="of:=[.B101]" office:value-type="date" office:date-value="2017-10-03" calcext:value-type="date" table:number-columns-spanned="1" table:number-rows-spanned="4">
              <text:p>3. October 2017</text:p>
            </table:table-cell>
            <table:table-cell table:style-name="ce51" table:formula="of:=SUM([.B115:.B132])" office:value-type="float" office:value="500" calcext:value-type="float" table:number-columns-spanned="1" table:number-rows-spanned="4">
              <text:p>500</text:p>
            </table:table-cell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8" table:visibility="collapse">
            <table:covered-table-cell table:style-name="ce28"/>
            <table:covered-table-cell table:style-name="ce46"/>
            <table:covered-table-cell table:style-name="ce51"/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8" table:visibility="collapse">
            <table:covered-table-cell table:style-name="ce28"/>
            <table:covered-table-cell table:style-name="ce46"/>
            <table:covered-table-cell table:style-name="ce51"/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  <table:table-row table:style-name="ro28" table:visibility="collapse">
            <table:covered-table-cell table:style-name="ce28"/>
            <table:covered-table-cell table:style-name="ce46"/>
            <table:covered-table-cell table:style-name="ce51"/>
            <table:table-cell table:style-name="ce62"/>
            <table:table-cell table:number-columns-repeated="17"/>
            <table:table-cell table:style-name="ce62"/>
            <table:table-cell table:number-columns-repeated="1002"/>
          </table:table-row>
        </table:table-row-group>
        <table:table-row table:style-name="ro29">
          <table:table-cell table:style-name="ce29" office:value-type="string" calcext:value-type="string">
            <text:p>TOTAL MONEY SPENT ON COMPANY'S ACCOUNT</text:p>
          </table:table-cell>
          <table:table-cell table:style-name="ce47" table:formula="of:=[.B101]" office:value-type="date" office:date-value="2017-10-03" calcext:value-type="date">
            <text:p>3. Oct. 2017</text:p>
          </table:table-cell>
          <table:table-cell table:style-name="ce52" table:formula="of:=[.B81]+SUM([.E4:.BR4])" office:value-type="float" office:value="99" calcext:value-type="float">
            <text:p>99</text:p>
          </table:table-cell>
          <table:table-cell table:style-name="ce62"/>
          <table:table-cell table:number-columns-repeated="17"/>
          <table:table-cell table:style-name="ce62"/>
          <table:table-cell table:number-columns-repeated="1002"/>
        </table:table-row>
        <table:table-row table:style-name="ro29">
          <table:table-cell table:style-name="ce29" office:value-type="string" calcext:value-type="string">
            <text:p>TOTAL PER DIEM SPENT TILL DATE</text:p>
          </table:table-cell>
          <table:table-cell table:style-name="ce47" table:formula="of:=[.B101]" office:value-type="date" office:date-value="2017-10-03" calcext:value-type="date">
            <text:p>3. Oct. 2017</text:p>
          </table:table-cell>
          <table:table-cell table:style-name="ce52" table:formula="of:=[.B79]-[.C106]" office:value-type="float" office:value="163.68" calcext:value-type="float">
            <text:p>163.68</text:p>
          </table:table-cell>
          <table:table-cell table:style-name="ce62"/>
          <table:table-cell table:number-columns-repeated="17"/>
          <table:table-cell table:style-name="ce62"/>
          <table:table-cell table:number-columns-repeated="1002"/>
        </table:table-row>
        <table:table-row table:style-name="ro29">
          <table:table-cell table:style-name="ce29" office:value-type="string" calcext:value-type="string">
            <text:p>TOTAL MONEY TO CLAIM FROM COMPANY</text:p>
          </table:table-cell>
          <table:table-cell table:style-name="ce47" table:formula="of:=[.B98]" office:value-type="date" office:date-value="2017-12-16" calcext:value-type="date">
            <text:p>16. Dec. 2017</text:p>
          </table:table-cell>
          <table:table-cell table:style-name="ce53" table:formula="of:=[.B84]-[.C107]" office:value-type="float" office:value="33.5" calcext:value-type="float">
            <text:p>33.5</text:p>
          </table:table-cell>
          <table:table-cell table:style-name="ce62"/>
          <table:table-cell table:number-columns-repeated="17"/>
          <table:table-cell table:style-name="ce62"/>
          <table:table-cell table:number-columns-repeated="1002"/>
        </table:table-row>
        <table:table-row-group table:display="false">
          <table:table-row table:style-name="ro29" table:visibility="collapse">
            <table:table-cell table:style-name="ce29" office:value-type="string" calcext:value-type="string">
              <text:p>TOTAL MONEY TAKEN ON THE LAST DAY</text:p>
            </table:table-cell>
            <table:table-cell table:style-name="ce47" table:formula="of:=[.B108]" office:value-type="date" office:date-value="2017-12-16" calcext:value-type="date">
              <text:p>16. Dec. 2017</text:p>
            </table:table-cell>
            <table:table-cell table:style-name="ce53"/>
            <table:table-cell table:style-name="ce62"/>
            <table:table-cell table:number-columns-repeated="17"/>
            <table:table-cell table:style-name="ce70"/>
            <table:table-cell table:number-columns-repeated="1002"/>
          </table:table-row>
        </table:table-row-group>
        <table:table-row table:style-name="ro29" table:visibility="collapse">
          <table:table-cell table:style-name="ce29" office:value-type="string" calcext:value-type="string">
            <text:p>TOTAL PER DIEM LEFT</text:p>
          </table:table-cell>
          <table:table-cell table:style-name="ce47" table:formula="of:=[.B109]" office:value-type="date" office:date-value="2017-12-16" calcext:value-type="date">
            <text:p>16. Dec. 2017</text:p>
          </table:table-cell>
          <table:table-cell table:style-name="ce53"/>
          <table:table-cell table:style-name="ce62"/>
          <table:table-cell table:number-columns-repeated="1020"/>
        </table:table-row>
        <table:table-row table:style-name="ro29" table:visibility="collapse">
          <table:table-cell table:style-name="ce29" office:value-type="string" calcext:value-type="string">
            <text:p>TOTAL MONEY TO BE GIVEN TO OFFICE</text:p>
          </table:table-cell>
          <table:table-cell table:style-name="ce47"/>
          <table:table-cell table:style-name="ce53"/>
          <table:table-cell table:style-name="ce62"/>
          <table:table-cell table:number-columns-repeated="1020"/>
        </table:table-row>
        <table:table-row table:style-name="ro30">
          <table:table-cell table:style-name="ce30" office:value-type="string" calcext:value-type="string">
            <text:p>TOTAL MONEY YET TO BE WITHDRAWN FROM ATM</text:p>
          </table:table-cell>
          <table:table-cell table:style-name="ce48" office:value-type="string" calcext:value-type="string">
            <text:p>This Much Money Company Owes Me</text:p>
          </table:table-cell>
          <table:table-cell table:style-name="ce54" table:formula="of:=[.C101]-SUM([.B115:.B129])+[.C108]" office:value-type="float" office:value="2533.5" calcext:value-type="float">
            <text:p>2533.5</text:p>
          </table:table-cell>
          <table:table-cell table:style-name="ce64" office:value-type="string" calcext:value-type="string">
            <text:p>Always Add Return TAXI BILLS IN Advance ( Probably 30 Euros approximately )</text:p>
          </table:table-cell>
          <table:table-cell table:number-columns-repeated="44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958"/>
        </table:table-row>
        <table:table-row table:style-name="ro8">
          <table:table-cell table:style-name="ce18"/>
          <table:table-cell table:style-name="ce26" table:number-columns-repeated="2"/>
          <table:table-cell table:style-name="ce62"/>
          <table:table-cell table:number-columns-repeated="1020"/>
        </table:table-row>
        <table:table-row-group table:display="false">
          <table:table-row table:style-name="ro31" table:visibility="collapse">
            <table:table-cell table:style-name="ce31" office:value-type="string" calcext:value-type="string">
              <text:p>DATE</text:p>
            </table:table-cell>
            <table:table-cell table:style-name="ce31" office:value-type="string" calcext:value-type="string">
              <text:p>MONEY WITHDRAWN</text:p>
            </table:table-cell>
            <table:table-cell table:style-name="ce55" office:value-type="string" calcext:value-type="string">
              <text:p>TRANSACTION CHARGES</text:p>
            </table:table-cell>
            <table:table-cell table:style-name="ce62"/>
            <table:table-cell table:number-columns-repeated="1020"/>
          </table:table-row>
          <table:table-row table:style-name="ro32" table:visibility="collapse">
            <table:table-cell table:style-name="ce32" office:value-type="date" office:date-value="2017-10-02" calcext:value-type="date">
              <text:p>2. October 2017</text:p>
            </table:table-cell>
            <table:table-cell table:style-name="ce49" office:value-type="float" office:value="500" calcext:value-type="float">
              <text:p>500</text:p>
            </table:table-cell>
            <table:table-cell table:style-name="ce49"/>
            <table:table-cell table:style-name="ce65"/>
            <table:table-cell table:number-columns-repeated="1020"/>
          </table:table-row>
          <table:table-row table:style-name="ro32" table:visibility="collapse" table:number-rows-repeated="3">
            <table:table-cell table:style-name="ce32"/>
            <table:table-cell table:style-name="ce49" table:number-columns-repeated="2"/>
            <table:table-cell table:number-columns-repeated="1021"/>
          </table:table-row>
          <table:table-row table:style-name="ro32" table:visibility="collapse">
            <table:table-cell table:style-name="ce32"/>
            <table:table-cell table:style-name="ce49"/>
            <table:table-cell table:style-name="ce56"/>
            <table:table-cell table:number-columns-repeated="1021"/>
          </table:table-row>
          <table:table-row table:style-name="ro32" table:visibility="collapse" table:number-rows-repeated="13">
            <table:table-cell table:style-name="ce32"/>
            <table:table-cell table:style-name="ce49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verall_Expense_Summary" table:style-name="ta2">
        <office:forms form:automatic-focus="false" form:apply-design-mode="false"/>
        <table:table-column table:style-name="co13" table:default-cell-style-name="ce7"/>
        <table:table-column table:style-name="co14" table:default-cell-style-name="ce77"/>
        <table:table-column table:style-name="co15" table:default-cell-style-name="ce7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20" table:default-cell-style-name="ce7"/>
        <table:table-column table:style-name="co12" table:number-columns-repeated="1015" table:default-cell-style-name="ce7"/>
        <table:table-row table:style-name="ro8">
          <table:table-cell/>
          <table:table-cell table:style-name="ce7" table:number-columns-repeated="2"/>
          <table:table-cell table:style-name="Default" table:number-columns-repeated="2"/>
          <table:table-cell table:number-columns-repeated="1019"/>
        </table:table-row>
        <table:table-row table:style-name="ro22">
          <table:table-cell/>
          <table:table-cell table:style-name="ce73" office:value-type="string" calcext:value-type="string">
            <text:p>TOTAL(GIVEN)</text:p>
          </table:table-cell>
          <table:table-cell table:style-name="ce73" table:number-columns-repeated="2"/>
          <table:table-cell table:style-name="Default"/>
          <table:table-cell table:number-columns-repeated="1019"/>
        </table:table-row>
        <table:table-row table:style-name="ro23">
          <table:table-cell/>
          <table:table-cell table:style-name="ce74" office:value-type="string" calcext:value-type="string" table:number-columns-spanned="1" table:number-rows-spanned="2">
            <text:p>TOTAL SPENT</text:p>
          </table:table-cell>
          <table:table-cell table:style-name="ce75" office:value-type="string" calcext:value-type="string">
            <text:p>( Spent from Card for Company )</text:p>
          </table:table-cell>
          <table:table-cell table:style-name="ce78"/>
          <table:table-cell table:style-name="ce81" office:value-type="string" calcext:value-type="string">
            <text:p>Company Expenses only need to show the Bill</text:p>
          </table:table-cell>
          <table:table-cell table:number-columns-repeated="1019"/>
        </table:table-row>
        <table:table-row table:style-name="ro24">
          <table:table-cell/>
          <table:covered-table-cell table:style-name="ce74"/>
          <table:table-cell table:style-name="ce75" office:value-type="string" calcext:value-type="string">
            <text:p>( Spent as Cash for Company )</text:p>
          </table:table-cell>
          <table:table-cell table:style-name="ce78"/>
          <table:table-cell table:style-name="ce81" office:value-type="string" calcext:value-type="string">
            <text:p>Need to show the bill for reimbursement</text:p>
          </table:table-cell>
          <table:table-cell table:number-columns-repeated="1019"/>
        </table:table-row>
        <table:table-row table:style-name="ro25">
          <table:table-cell/>
          <table:table-cell table:style-name="ce75" office:value-type="string" calcext:value-type="string">
            <text:p>MY PER DIEM</text:p>
          </table:table-cell>
          <table:table-cell table:style-name="ce75"/>
          <table:table-cell table:style-name="ce78"/>
          <table:table-cell table:number-columns-repeated="1020"/>
        </table:table-row>
        <table:table-row table:style-name="ro25">
          <table:table-cell/>
          <table:table-cell table:style-name="ce75" office:value-type="string" calcext:value-type="string">
            <text:p>BALANCE MONEY LEFT IN ACCOUNT</text:p>
          </table:table-cell>
          <table:table-cell table:style-name="ce75"/>
          <table:table-cell table:style-name="ce78"/>
          <table:table-cell table:number-columns-repeated="1020"/>
        </table:table-row>
        <table:table-row table:style-name="ro25">
          <table:table-cell/>
          <table:table-cell table:style-name="ce76" office:value-type="string" calcext:value-type="string">
            <text:p>INTER TOTAL</text:p>
          </table:table-cell>
          <table:table-cell table:style-name="ce76"/>
          <table:table-cell table:style-name="ce79"/>
          <table:table-cell table:number-columns-repeated="1020"/>
        </table:table-row>
        <table:table-row table:style-name="ro26">
          <table:table-cell/>
          <table:table-cell table:style-name="ce73" office:value-type="string" calcext:value-type="string">
            <text:p>BALANCE TO BE GIVEN TO COMPANY</text:p>
          </table:table-cell>
          <table:table-cell table:style-name="ce73"/>
          <table:table-cell table:style-name="ce80"/>
          <table:table-cell table:number-columns-repeated="1020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osu SIL" svg:font-family="'Nuosu SIL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20:42:58.63968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7-10-03T20:39:16.702893962</dc:date>
    <meta:editing-cycles>1173</meta:editing-cycles>
    <meta:editing-duration>P116DT19H19M28S</meta:editing-duration>
    <meta:generator>LibreOffice/5.1.6.2.0$Linux_X86_64 LibreOffice_project/10$Build-2</meta:generator>
    <meta:document-statistic meta:table-count="2" meta:cell-count="214" meta:object-count="0"/>
  </office:meta>
</office:document-meta>
</file>